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87cm" draw:z-index="0"><draw:image xlink:href="../../odt/images/303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мпульс по срезу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5">C-</text:span>код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11cm" svg:height="1.529cm" draw:z-index="0"><draw:image xlink:href="../../odt/images/303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ф</text:span>ормирует импульс величиной 1, длительностью в <text:span text:style-name="T7">один</text:span> шаг интегрирования, при изменении входной величины от нуля до единицы:</text:p>
            <text:p text:style-name="P4"><text:span text:style-name="T8"><draw:frame draw:style-name="fr3" draw:name="Объект1" text:anchor-type="as-char" svg:width="8.643cm" svg:height="1.25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,</text:span></text:p>
            <text:p text:style-name="Text_20_body"><text:span text:style-name="T9">где </text:span><text:span text:style-name="T9"><draw:frame draw:style-name="fr3" draw:name="Объект2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9"> – выходной сигнал блока, <text:s/></text:span><text:span text:style-name="T9"><draw:frame draw:style-name="fr3" draw:name="Объект3" text:anchor-type="as-char" svg:width="3.395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">– входной сигнал в текущий момент времени и на предыдущем временном шаге интегрирования.</text:span></text:p>
            <text:p text:style-name="Text_20_body"><text:span text:style-name="T10">Свойства</text:span>:<text:span text:style-name="T11"> </text:span><text:span text:style-name="T2">для работы блока свойства задавать не требуется.</text:span></text:p>
            <text:p text:style-name="Text_20_body"><text:span text:style-name="T4">Примечание</text:span><text:span text:style-name="T2">: если на вход блока подается не </text:span><text:span text:style-name="T3">логический</text:span><text:span text:style-name="T2">, а </text:span><text:span text:style-name="T3">действительный</text:span><text:span text:style-name="T2"> сигнал, то он считается </text:span><text:span text:style-name="T3">единичным</text:span><text:span text:style-name="T2"> при </text:span><text:span text:style-name="T2"><draw:frame draw:style-name="fr3" draw:name="Объект4" text:anchor-type="as-char" svg:width="2.073cm" svg:height="0.56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и </text:span><text:span text:style-name="T3">нулевым</text:span><text:span text:style-name="T2"> при </text:span><text:span text:style-name="T2"><draw:frame draw:style-name="fr3" draw:name="Объект5" text:anchor-type="as-char" svg:width="2.073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: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по срезу</dc:title>
    <dc:date>2012-03-30T16:27:14.07</dc:date>
    <meta:generator>OpenOffice_Beta/4.1.0$Win32 OpenOffice.org_project/410m14$Build-9760</meta:generator>
    <meta:editing-duration>PT2H10M6S</meta:editing-duration>
    <meta:editing-cycles>112</meta:editing-cycles>
    <meta:document-statistic meta:table-count="1" meta:image-count="2" meta:object-count="5" meta:page-count="1" meta:paragraph-count="11" meta:word-count="77" meta:character-count="49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2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=</mo>
                        <mn>0</mn>
                      </mrow>
                      <mo stretchy="false">=</mo>
                      <mrow>
                        <mo stretchy="false">¬</mo>
                        <mi>u</mi>
                      </mrow>
                    </mrow>
                    <mrow>
                      <mrow>
                        <mo stretchy="false">(</mo>
                        <mrow>
                          <mrow>
                            <mi>t</mi>
                            <mo stretchy="false">−</mo>
                            <mo stretchy="false">Δ</mo>
                          </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¬</mo>
                        <mn>1</mn>
                      </mrow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во</mi>
                    <mi mathvariant="italic">всех</mi>
                    <mi mathvariant="italic">остальных</mi>
                    <mi mathvariant="italic">случаях</mi>
                    <mi>;</mi>
                  </mrow>
                </mtd>
              </mtr>
            </mtable>
          </mrow>
        </mrow>
      </mrow>
    </mrow>
    <annotation encoding="StarMath 5.0">y(t) = left lbrace stack{
alignl 1, ~ если u(t) = 0 = neg u(t- %DELTA t) = neg 1; #
alignl 0, ~ во всех остальных случаях;  }
right none
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u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(t), ~ u(t- %DELTA t)</annotation>
  </semantics>
</math>
</file>